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1F600002462735E0407.svm"/>
  <manifest:file-entry manifest:media-type="" manifest:full-path="Pictures/20000007000045F900005457E15483F6.svm"/>
  <manifest:file-entry manifest:media-type="" manifest:full-path="Pictures/20000007000037EB000025EF8CDDF21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join-border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 fo:padding="0.074cm" fo:border-left="none" fo:border-right="none" fo:border-top="none" fo:border-bottom="0.002cm solid #000000" style:join-border="false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font-name="Times New Roman" fo:font-weight="normal" style:font-weight-asian="normal" style:font-weight-complex="normal"/>
    </style:style>
    <style:style style:name="T6" style:family="text">
      <style:text-properties style:font-name="Times New Roman" style:text-underline-style="none"/>
    </style:style>
    <style:style style:name="T7" style:family="text">
      <style:text-properties style:font-name="Times New Roman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QUIRRELMAIL RCE</text:p>
      <text:p text:style-name="P1">Boot2root writeups</text:p>
      <text:p text:style-name="P5"/>
      <text:p text:style-name="P4"/>
      <text:p text:style-name="P4">REMARQUE :</text:p>
      <text:p text:style-name="P2"/>
      <text:p text:style-name="P2">Ce writeup est une <text:span text:style-name="T1">variante </text:span>du premier writeup (CTF). <text:span text:style-name="T2">Attention</text:span><text:span text:style-name="T3">, la technique décrite dans ce writeup ne peut fonctionner dans le cadre d'un environnement d'entraînement simulé comme boot2root, car </text:span><text:span text:style-name="T4">SMTP n'est pas setup</text:span><text:span text:style-name="T3"> (voir l'explication ci-dessous). La méthode aurait cependant fonctionnée dans un scénario "réel" de production, c'est pour cela que je le trouvais intéressant.</text:span></text:p>
      <text:p text:style-name="P6"/>
      <text:p text:style-name="P7"/>
      <text:p text:style-name="P2"><text:span text:style-name="T3">Dans le </text:span><text:span text:style-name="T4">writeup1</text:span><text:span text:style-name="T3">, a l'étape "Webmail scrapping", on dispose de credentials pour se connecter au serveur mail au path </text:span><text:span text:style-name="T4">/webmail</text:span><text:span text:style-name="T3"> :</text:span></text:p>
      <text:p text:style-name="P7"/>
      <text:p text:style-name="P7"><draw:frame draw:style-name="fr1" draw:name="images1" text:anchor-type="paragraph" svg:width="14.316cm" svg:height="9.71cm" draw:z-index="0"><draw:image xlink:href="Pictures/20000007000037EB000025EF8CDDF21D.svm" xlink:type="simple" xlink:show="embed" xlink:actuate="onLoad"/></draw:frame></text:p>
      <text:p text:style-name="P7"/>
      <text:p text:style-name="P2"><text:span text:style-name="T3">Dans le writeup classique, on se connectait, puis on récupérait des credentials </text:span><text:span text:style-name="T4">phpmyadmin</text:span><text:span text:style-name="T3"> dans les mails reçus afin de drop une webshell.</text:span></text:p>
      <text:p text:style-name="P7"/>
      <text:p text:style-name="P2"><text:span text:style-name="T3">Mais on aurait également pu remarquer ici que le software utilisé pour faire tourner le serveur mail est </text:span><text:span text:style-name="T4">SquirrelMail en version 1.4.22</text:span><text:span text:style-name="T3">. Cette version</text:span><text:span text:style-name="Source_20_Text"><text:span text:style-name="T6"> est vulnérable à CVE-2017-7692, une vulnérabilité de type RCE :</text:span></text:span></text:p>
      <text:p text:style-name="P3"><text:a xlink:type="simple" xlink:href="https://legalhackers.com/advisories/SquirrelMail-Exploit-Remote-Code-Exec-CVE-2017-7692-Vuln.html" text:style-name="Internet_20_link" text:visited-style-name="Visited_20_Internet_20_Link"><text:span text:style-name="Source_20_Text"><text:span text:style-name="T5">https://legalhackers.com/advisories/SquirrelMail-Exploit-Remote-Code-Exec-CVE-2017-7692-Vuln.html</text:span></text:span></text:a><text:span text:style-name="Source_20_Text"><text:span text:style-name="T5"> </text:span></text:span></text:p>
      <text:p text:style-name="P3"><text:a xlink:type="simple" xlink:href="https://legalhackers.com/videos/SquirrelMail-Exploit-Remote-Code-Exec-CVE-2017-7692-Vuln.html" text:style-name="Internet_20_link" text:visited-style-name="Visited_20_Internet_20_Link"><text:span text:style-name="Source_20_Text"><text:span text:style-name="T5">https://legalhackers.com/videos/SquirrelMail-Exploit-Remote-Code-Exec-CVE-2017-7692-Vuln.html</text:span></text:span></text:a><text:span text:style-name="Source_20_Text"><text:span text:style-name="T5"> </text:span></text:span></text:p>
      <text:p text:style-name="P2"><text:span text:style-name="Source_20_Text"><text:span text:style-name="T7"/></text:span></text:p>
      <text:p text:style-name="P7">Un exploit publique est disponible. Il ne peut cependant pas fonctionner tel quel, il faut le modifier un peu afin :</text:p>
      <text:list xml:id="list2621064143725580396" text:style-name="L1">
        <text:list-item>
          <text:p text:style-name="P8"><text:span text:style-name="T3">D'éviter les erreurs dûs aux caractères spéciaux du mot de passe de l'utilisateur </text:span><text:a xlink:type="simple" xlink:href="mailto:laurie@borntosec.net" text:style-name="Internet_20_link" text:visited-style-name="Visited_20_Internet_20_Link"><text:span text:style-name="T2">laurie@borntosec.net</text:span></text:a><text:span text:style-name="T3">.</text:span></text:p>
        </text:list-item>
        <text:list-item>
          <text:p text:style-name="P8"><text:soft-page-break/><text:span text:style-name="T3">D'adapter les commandes curl effectuées à HTTPS (donc en gros rajouter un flag </text:span><text:span text:style-name="T4">-k</text:span><text:span text:style-name="T3">).</text:span></text:p>
        </text:list-item>
      </text:list>
      <text:p text:style-name="P7"/>
      <text:p text:style-name="P2"><text:span text:style-name="T3">La version fonctionnelle de l'exploit dans notre cas de figure est celle présentée dans les scripts, </text:span><text:span text:style-name="T4">SquirrelMail_RCE_exploit.sh</text:span><text:span text:style-name="T3">.</text:span></text:p>
      <text:p text:style-name="P7"/>
      <text:p text:style-name="P2"><text:span text:style-name="T3">Avec nos modifications, l'exploit fonctionne correctement </text:span><text:span text:style-name="T4">jusqu'à la dernière étape</text:span><text:span text:style-name="T3"> (l'upload de la config fonctionne, de même que l'étape cruciale de l'injection des paramètres </text:span><text:span text:style-name="T4">sendmail</text:span><text:span text:style-name="T3">) :</text:span></text:p>
      <text:p text:style-name="P7"/>
      <text:p text:style-name="P7"><draw:frame draw:style-name="fr2" draw:name="images2" text:anchor-type="paragraph" svg:width="16.999cm" svg:height="20.489cm" draw:z-index="1"><draw:image xlink:href="Pictures/20000007000045F900005457E15483F6.svm" xlink:type="simple" xlink:show="embed" xlink:actuate="onLoad"/></draw:frame></text:p>
      <text:p text:style-name="P2"><text:span text:style-name="T3">On ne reçoit cependant pas la reverse shell, pour la simple raison suivante : le serveur mail est un </text:span><text:soft-page-break/><text:span text:style-name="T3">simple serveur de test / une simulation dans le cadre de l'exercice, et il ne permet pas réellement d'envoyer de mails par le bias de la commande </text:span><text:span text:style-name="T4">sendmail</text:span><text:span text:style-name="T3"> car </text:span><text:span text:style-name="T4">SMTP n'est pas configuré</text:span><text:span text:style-name="T3"> :</text:span></text:p>
      <text:p text:style-name="P7"/>
      <text:p text:style-name="P7"><draw:frame draw:style-name="fr3" draw:name="images3" text:anchor-type="paragraph" svg:width="16.999cm" svg:height="7.544cm" draw:z-index="2"><draw:image xlink:href="Pictures/20000007000051F600002462735E0407.svm" xlink:type="simple" xlink:show="embed" xlink:actuate="onLoad"/></draw:frame></text:p>
      <text:p text:style-name="P2"><text:span text:style-name="T3">Si le flux SMTP avait été disponible et donc que </text:span><text:span text:style-name="T4">SquirrelMail</text:span><text:span text:style-name="T3"> avait été véritablement fonctionnel, l'exploit aurait complété (la version est vulnérable, et l'injection des paramètres sendmail était réussie) ; cependant, puisqu'il s'agit d'un environnement de test, on ne peut trigger réellement la reverse shell.</text:span></text:p>
      <text:p text:style-name="P7"/>
      <text:p text:style-name="P2"><text:span text:style-name="T3">Dans tous les cas, dans un réel environnement de production, on aurait pu utiliser cette technique alternative à l'upload de webshell via phpmyadmin pour récupérer plus simplement une reverse shell en tant que l'utilisateur </text:span><text:span text:style-name="T4">www-data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M20S</meta:editing-duration>
    <meta:editing-cycles>4</meta:editing-cycles>
    <meta:generator>OpenOffice/4.1.5$Win32 OpenOffice.org_project/415m1$Build-9789</meta:generator>
    <dc:date>2022-01-07T12:44:13.50</dc:date>
    <meta:document-statistic meta:table-count="0" meta:image-count="3" meta:object-count="0" meta:page-count="3" meta:paragraph-count="17" meta:word-count="367" meta:character-count="2546"/>
    <meta:user-defined meta:name="Info 1"/>
    <meta:user-defined meta:name="Info 2"/>
    <meta:user-defined meta:name="Info 3"/>
    <meta:user-defined meta:name="Info 4"/>
  </office:meta>
</office:document-meta>
</file>